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list-style-name="L4"/>
    <style:style style:name="P44"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4">
      <style:paragraph-properties fo:line-height="110%"/>
      <style:text-properties fo:font-size="12pt" style:font-size-asian="12pt" style:font-size-complex="12pt"/>
    </style:style>
    <style:style style:name="P46"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4"><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4"><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
      <text:p text:style-name="P24"/>
      <text:p text:style-name="P23"><text:soft-page-break/>Dynamic Communication Topology Classification</text:p>
      <text:p text:style-name="P24"><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text:soft-page-break/>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text:soft-page-break/>also be applied in its own inner expression. <text:s/>A coinductive description would certainly not be computable, which would defeat the purpose of the static semantics.</text:p>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asserts that a control path might trace to an expression from a specified starting expression and a binding abstract value environment. <text:s/>The Start rule simply says that an empty control path might trace to the same expression that it starts at. <text:s/>The Result rule says that a control path ending on a Down control label, with a balancing Up control label preceding it in the path, may trace to an expression. <text:s/>The control path leading to the Down label might trace to a Result expression. <text:s/>The path between the Up and Down labels is balanced, and the the control path leading to the Up control label leads to a Let expression whose next expression is the one traced to by the control path ending in the Down label. <text:s/>The Let_Unit rule says that a control path ending with a Seq control label might trace to an expression, where the path prefix leading to the Seq label might trace to a Let expression whose next expression is traced to by the full path ending with the Seq label. <text:s/>The rules for Let_Chan, Let_Prim, Let_Spawn, and Let_Sync are similar.</text:p>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ext:s/>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text:soft-page-break/>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3"/>
      <text:p text:style-name="P24"/>
      <text:p text:style-name="P23">References</text:p>
      <text:list xml:id="list7565757282078362853" text:style-name="L4">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0:16:21</dc:date>
    <dc:creator>Thomas Logan</dc:creator>
    <meta:generator>OpenOffice/4.1.5$Unix OpenOffice.org_project/415m1$Build-9789</meta:generator>
    <meta:editing-duration>P36DT6H55M23S</meta:editing-duration>
    <meta:editing-cycles>621</meta:editing-cycles>
    <meta:document-statistic meta:table-count="0" meta:image-count="0" meta:object-count="0" meta:page-count="24" meta:paragraph-count="272" meta:word-count="10806" meta:character-count="66379"/>
  </office:meta>
</office:document-meta>
</file>